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nd framework 1</text:p>
      <text:p text:style-name="Standard"><text:tab/>library – 1.11</text:p>
      <text:p text:style-name="Standard"/>
      <text:list xml:id="list1909203364" text:style-name="L1">
        <text:list-item>
          <text:p text:style-name="P1">project folder structure</text:p>
        </text:list-item>
      </text:list>
      <text:p text:style-name="Standard"><text:tab/></text:p>
      <text:list xml:id="list829033793" text:style-name="L2">
        <text:list-item>
          <text:p text:style-name="P2">Project</text:p>
          <text:list>
            <text:list-item>
              <text:p text:style-name="P2">Application</text:p>
              <text:list>
                <text:list-item>
                  <text:list>
                    <text:list-item>
                      <text:p text:style-name="P2">config</text:p>
                      <text:list>
                        <text:list-item>
                          <text:p text:style-name="P2">application</text:p>
                        </text:list-item>
                        <text:list-item>
                          <text:p text:style-name="P2">ini</text:p>
                        </text:list-item>
                      </text:list>
                    </text:list-item>
                    <text:list-item>
                      <text:p text:style-name="P2">layouts</text:p>
                    </text:list-item>
                    <text:list-item>
                      <text:p text:style-name="P2">modules</text:p>
                      <text:list>
                        <text:list-item>
                          <text:p text:style-name="P2">model</text:p>
                        </text:list-item>
                        <text:list-item>
                          <text:p text:style-name="P2">view</text:p>
                        </text:list-item>
                        <text:list-item>
                          <text:p text:style-name="P2">controller</text:p>
                        </text:list-item>
                      </text:list>
                    </text:list-item>
                    <text:list-item>
                      <text:p text:style-name="P2">bootstrap.php<text:tab/><text:tab/>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tab/></text:p>
      <text:list xml:id="list715812772" text:continue-numbering="true" text:style-name="L2">
        <text:list-item>
          <text:list>
            <text:list-item>
              <text:p text:style-name="P2">Library</text:p>
              <text:list>
                <text:list-item>
                  <text:list>
                    <text:list-item>
                      <text:p text:style-name="P2">zend</text:p>
                    </text:list-item>
                    <text:list-item>
                      <text:p text:style-name="P2">custom</text:p>
                      <text:p text:style-name="P2"/>
                    </text:list-item>
                  </text:list>
                </text:list-item>
              </text:list>
            </text:list-item>
            <text:list-item>
              <text:p text:style-name="P2">public html</text:p>
              <text:list>
                <text:list-item>
                  <text:list>
                    <text:list-item>
                      <text:p text:style-name="P2">index.php</text:p>
                    </text:list-item>
                    <text:list-item>
                      <text:p text:style-name="P2">JS</text:p>
                    </text:list-item>
                    <text:list-item>
                      <text:p text:style-name="P2">CSS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/text:p>
      <text:p text:style-name="Standard"/>
      <text:p text:style-name="Standard">#Parsing validation from controller to view</text:p>
      <text:p text:style-name="Standard"/>
      <text:p text:style-name="Standard">eg:-</text:p>
      <text:p text:style-name="Standard"><text:tab/>//in controller</text:p>
      <text:p text:style-name="Standard"><text:tab/><text:tab/>$data=”my test value”;</text:p>
      <text:p text:style-name="Standard"><text:tab/><text:tab/>$this-&gt;view-&gt;<text:bookmark-start text:name="__DdeLink__52_183117464"/><text:span text:style-name="T3">&lt;</text:span><text:span text:style-name="T1">variable name</text:span><text:span text:style-name="T3">&gt;</text:span><text:bookmark-end text:name="__DdeLink__52_183117464"/>=$data;</text:p>
      <text:p text:style-name="Standard"/>
      <text:p text:style-name="Standard"><text:tab/>//in view</text:p>
      <text:p text:style-name="Standard"><text:tab/><text:tab/>echo $this-&gt;<text:bookmark-start text:name="__DdeLink__54_183117464"/><text:span text:style-name="T3">&lt;</text:span><text:span text:style-name="T1">variable name</text:span><text:span text:style-name="T3">&gt;</text:span><text:bookmark-end text:name="__DdeLink__54_183117464"/><text:span text:style-name="T1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raj </meta:initial-creator>
    <meta:creation-date>2013-03-28T10:46:50</meta:creation-date>
    <dc:date>2013-03-29T08:08:09</dc:date>
    <dc:creator>Niraj </dc:creator>
    <meta:editing-duration>PT9M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31" meta:word-count="66" meta:character-count="373" meta:non-whitespace-character-count="336"/>
  </office:meta>
</office:document-meta>
</file>